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9252in"/>
    </style:style>
    <style:style style:name="co7" style:family="table-column">
      <style:table-column-properties fo:break-before="auto" style:column-width="2.2374in"/>
    </style:style>
    <style:style style:name="co8" style:family="table-column">
      <style:table-column-properties fo:break-before="auto" style:column-width="1.2583in"/>
    </style:style>
    <style:style style:name="co9" style:family="table-column">
      <style:table-column-properties fo:break-before="auto" style:column-width="0.8126in"/>
    </style:style>
    <style:style style:name="co10" style:family="table-column">
      <style:table-column-properties fo:break-before="auto" style:column-width="1.4008in"/>
    </style:style>
    <style:style style:name="co11" style:family="table-column">
      <style:table-column-properties fo:break-before="auto" style:column-width="1.1417in"/>
    </style:style>
    <style:style style:name="co12" style:family="table-column">
      <style:table-column-properties fo:break-before="auto" style:column-width="6.4591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7866in" fo:break-before="auto" style:use-optimal-row-height="true"/>
    </style:style>
    <style:style style:name="ro3" style:family="table-row">
      <style:table-row-properties style:row-height="0.6327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5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Abilities and Effect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Artists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Variation Unique ID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pBpLPQ7kg6mkBpNMMPdCD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Corazón de Fyendal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**Legendario** *(Solo puedes tener un Corazón de Fyendal en el mazo).*</text:p>
            <text:p/>
            <text:p><text:span text:style-name="T1">Cuando lanzas Corazón de Fyendal, si tienes menos {h} que un héroe oponente, ganas 1{h}.</text:span></text:p>
          </table:table-cell>
          <table:table-cell/>
          <table:table-cell office:value-type="string" calcext:value-type="string">
            <text:p>Recurso genérico – Gema</text:p>
          </table:table-cell>
          <table:table-cell office:value-type="string" calcext:value-type="string">
            <text:p>Adolfo Navarro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6RhqmkWDRpdRmrrTTdj6w – 1HP000 – N</text:p>
          </table:table-cell>
          <table:table-cell office:value-type="string" calcext:value-type="string">
            <text:p>https://storage.googleapis.com/fabmaster/cardfaces/2022-1HP/SP/SP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N77hdGp96fNQnzc79hqN9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Ojo de Ofidi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pan text:style-name="T1">**Legendario** *(Solo puedes tener un Ojo de Ofidia</text:span> en el mazo).*</text:p>
            <text:p/>
            <text:p><text:span text:style-name="T1">Cuando lanzas Ojo de Ofidia, **opta 2**.</text:span></text:p>
          </table:table-cell>
          <table:table-cell/>
          <table:table-cell office:value-type="string" calcext:value-type="string">
            <text:p>Recurso genérico – Gema</text:p>
          </table:table-cell>
          <table:table-cell office:value-type="string" calcext:value-type="string">
            <text:p>Alexandra Malygina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d7tFLfJQkTJbzbD8PrnBR – 1HP000 – N</text:p>
          </table:table-cell>
          <table:table-cell office:value-type="string" calcext:value-type="string">
            <text:p>https://storage.googleapis.com/fabmaster/cardfaces/2022-1HP/SP/SP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pkMGCRh9fDT98dRgnQF8W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Fragmento del archicaballero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pan text:style-name="T1">**Legendario** *(Solo puedes tener un Fragmento del archicaballero</text:span> en el mazo, y solo si tu héroe es Viserai).*</text:p>
            <text:p/>
            <text:p><text:span text:style-name="T1">Cuando lanzas a Fragmento del archicaballero, crea una ficha de Canto de runas</text:span></text:p>
          </table:table-cell>
          <table:table-cell/>
          <table:table-cell office:value-type="string" calcext:value-type="string">
            <text:p>Recurso de filorruna – Gema</text:p>
          </table:table-cell>
          <table:table-cell office:value-type="string" calcext:value-type="string">
            <text:p>Maxim Kostin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p6bPbDJwq6fFFNGfzrjKP – 1HP000 – N</text:p>
          </table:table-cell>
          <table:table-cell office:value-type="string" calcext:value-type="string">
            <text:p>https://storage.googleapis.com/fabmaster/cardfaces/2022-1HP/SP/SP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1"/>
        </table:table-row>
        <table:table-row table:style-name="ro5">
          <table:table-cell table:number-columns-repeated="1001"/>
        </table:table-row>
      </table:table>
      <table:named-expressions/>
      <table:database-ranges>
        <table:database-range table:name="__Anonymous_Sheet_DB__0" table:target-range-address="card.B1:card.I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00:41:59.0222965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17T00:42:09.393021336</dc:date>
    <meta:editing-duration>P6DT1H34M20S</meta:editing-duration>
    <meta:editing-cycles>2547</meta:editing-cycles>
    <meta:generator>LibreOffice/7.2.5.2$MacOSX_X86_64 LibreOffice_project/499f9727c189e6ef3471021d6132d4c694f357e5</meta:generator>
    <meta:document-statistic meta:table-count="1" meta:cell-count="46" meta:object-count="0"/>
    <meta:user-defined meta:name=""/>
  </office:meta>
</office:document-meta>
</file>